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02cm" svg:height="1.016cm" svg:x="1.2cm" svg:y="1.2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19cm" svg:height="0.508cm" svg:x="1.615cm" svg:y="1.484cm">
          <text:p text:style-name="P1">by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19cm" svg:height="0.508cm" svg:x="2.583cm" svg:y="1.484cm">
          <text:p text:style-name="P1">by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18cm" svg:height="0.508cm" svg:x="3.55cm" svg:y="1.484cm">
          <text:p text:style-name="P1">by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18cm" svg:height="0.508cm" svg:x="4.516cm" svg:y="1.484cm">
          <text:p text:style-name="P1">by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502cm" svg:height="1.016cm" svg:x="5.873cm" svg:y="1.2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18cm" svg:height="0.508cm" svg:x="6.289cm" svg:y="1.484cm">
          <text:p text:style-name="P1">by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19cm" svg:height="0.508cm" svg:x="7.256cm" svg:y="1.484cm">
          <text:p text:style-name="P1">by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19cm" svg:height="0.508cm" svg:x="8.222cm" svg:y="1.484cm">
          <text:p text:style-name="P1">by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19cm" svg:height="0.508cm" svg:x="9.189cm" svg:y="1.484cm">
          <text:p text:style-name="P1">byte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12.675cm" fo:page-height="4.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31T19:40:17</meta:creation-date>
    <dc:date>2013-07-31T20:13:01</dc:date>
    <meta:editing-duration>PT12M37S</meta:editing-duration>
    <meta:editing-cycles>1</meta:editing-cycles>
    <meta:generator>LibreOffice/4.0.4.2$Linux_x86 LibreOffice_project/400m0$Build-2</meta:generator>
    <meta:document-statistic meta:object-count="10"/>
  </office:meta>
</office:document-meta>
</file>